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master-page-name="Landscape">
      <style:paragraph-properties style:page-number="auto"/>
      <style:text-properties style:font-name="Liberation Serif" officeooo:paragraph-rsid="02d82664" style:text-scale="99%"/>
    </style:style>
    <style:style style:name="P28" style:family="paragraph" style:parent-style-name="Heading_20_1">
      <style:paragraph-properties fo:break-before="page"/>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7" text:outline-level="1">Данный файл содержит<text:span text:style-name="T1"> небольшие программы для <text:line-break/>упрощения выполнения рутинной работы</text:span></text:h>
      <text:p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text:style-name="P25">Если <text:span text:style-name="T2">после нажатия на кнопки панели не появляются, то видимо Вы не разрешили макросы (как это сделать описано выше)</text:span></text:p>
      <text:p text:style-name="P11">На следующих страницах приведено описание устанавливаемых программ</text:p>
      <text:h text:style-name="P28" text:outline-level="1">Документация по <text:span text:style-name="T3">программам (макросам)</text:span></text:h>
      <text:h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3118200219"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3550122245" text:style-name="L2">
              <text:list-item>
                <text:p text:style-name="P30"><text:span text:style-name="T5">П</text:span>олужирного</text:p>
              </text:list-item>
              <text:list-item>
                <text:p text:style-name="P30"><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oft-page-break/><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text:style-name="P32" text:outline-level="2">Макросы для работы со шрифтами</text:h>
      <text:p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7H11M41S</meta:editing-duration>
    <meta:editing-cycles>810</meta:editing-cycles>
    <meta:generator>LibreOffice/6.1.4.2$Linux_X86_64 LibreOffice_project/9d0f32d1f0b509096fd65e0d4bec26ddd1938fd3</meta:generator>
    <dc:date>2019-04-21T14:49:40.330374679</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getArticleHeader()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getCopyright = "© " + finalName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